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EB8143716D6A23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text:animation="none" text:animation-direction="up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3.65cm" fo:min-width="3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cm" fo:min-width="2.8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13cm" fo:min-width="0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91cm" svg:height="3.391cm" svg:x="6.409cm" svg:y="12.1cm">
          <draw:image xlink:href="Pictures/10000201000000C8000000C8EB8143716D6A23EA.png" xlink:type="simple" xlink:show="embed" xlink:actuate="onLoad" loext:mime-type="image/png">
            <text:p/>
          </draw:image>
        </draw:frame>
        <draw:frame draw:style-name="gr2" draw:text-style-name="P2" draw:layer="layout" svg:width="4.833cm" svg:height="1.673cm" svg:x="0.786cm" svg:y="9.7cm">
          <draw:text-box>
            <text:p>Data collection </text:p>
            <text:p>Spider</text:p>
          </draw:text-box>
        </draw:frame>
        <draw:frame draw:style-name="gr1" draw:text-style-name="P1" draw:layer="layout" svg:width="3.391cm" svg:height="3.391cm" svg:x="14.8cm" svg:y="12.109cm">
          <draw:image xlink:href="Pictures/10000201000000C8000000C8EB8143716D6A23EA.png" xlink:type="simple" xlink:show="embed" xlink:actuate="onLoad" loext:mime-type="image/png">
            <text:p/>
          </draw:image>
        </draw:frame>
        <draw:custom-shape draw:style-name="gr3" draw:text-style-name="P1" draw:layer="layout" svg:width="3.9cm" svg:height="3.9cm" svg:x="1.9cm" svg:y="11.6cm">
          <text:p text:style-name="P1">Labelling/</text:p>
          <text:p text:style-name="P1">Data augmentation</text:p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" draw:layer="layout" svg:width="3.8cm" svg:height="1.3cm" svg:x="10.8cm" svg:y="13.3cm">
          <text:p text:style-name="P1">Post processin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767cm" svg:height="1.697cm" svg:x="4.429cm" svg:y="10.703cm">
          <draw:text-box>
            <text:p>1<text:span text:style-name="T1">st</text:span> CNN</text:p>
            <text:p>Merchandise classifier</text:p>
          </draw:text-box>
        </draw:frame>
        <draw:frame draw:style-name="gr5" draw:text-style-name="P2" draw:layer="layout" svg:width="5.396cm" svg:height="1.697cm" svg:x="13.187cm" svg:y="10.534cm">
          <draw:text-box>
            <text:p>2<text:span text:style-name="T1">nd</text:span> CNN</text:p>
            <text:p>Number classifier</text:p>
          </draw:text-box>
        </draw:frame>
        <draw:custom-shape draw:style-name="gr6" draw:text-style-name="P1" draw:layer="layout" svg:width="1.7cm" svg:height="1.9cm" svg:x="15.5cm" svg:y="15.3cm">
          <text:p text:style-name="P1">Result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5:32:05.124390818</meta:creation-date>
    <dc:date>2020-11-30T15:42:18.142834093</dc:date>
    <meta:editing-duration>PT3S</meta:editing-duration>
    <meta:editing-cycles>1</meta:editing-cycles>
    <meta:document-statistic meta:object-count="8"/>
    <meta:generator>LibreOffice/6.4.6.2$Linux_X86_64 LibreOffice_project/40$Build-2</meta:generator>
  </office:meta>
</office:document-meta>
</file>